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00.00%" fo:text-align="left" fo:margin-right="0.10pt"/>
    </style:style>
    <style:style style:name="P4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2">EXO 31</text:span></text:p>
      <text:p text:style-name="P1"><text:span text:style-name="T3"/></text:p>
      <text:p text:style-name="P1"><text:span text:style-name="T3"/></text:p>
      <text:p text:style-name="P1"><text:span text:style-name="T4">FONCTION<text:s/></text:span><text:span text:style-name="T5">PGCD(REEL : a, b) : ENTIER</text:span></text:p>
      <text:p text:style-name="P1"><text:span text:style-name="T6"/></text:p>
      <text:p text:style-name="P2"><text:span text:style-name="T7"><text:s/>VARIABLES<text:line-break/><text:tab/>ENTIER<text:s/></text:span><text:span text:style-name="T8">div;</text:span></text:p>
      <text:p text:style-name="P2"><text:span text:style-name="T8"><text:line-break/><text:tab/></text:span><text:span text:style-name="T9">DEBUT</text:span><text:span text:style-name="T10"><text:tab/><text:tab/></text:span></text:p>
      <text:p text:style-name="P3"><text:span text:style-name="T10"><text:tab/><text:s text:c="15"/></text:span><text:span text:style-name="T11">Si<text:s/></text:span><text:span text:style-name="T12">a MOD 2 = 0<text:s text:c="2"/></text:span><text:span text:style-name="T13">ALORS</text:span></text:p>
      <text:p text:style-name="P3"><text:span text:style-name="T14"><text:tab/><text:tab/><text:tab/></text:span><text:span text:style-name="T15">RETOURNE<text:s/></text:span><text:span text:style-name="T16">FAUX<text:line-break/><text:tab/><text:tab/></text:span><text:span text:style-name="T17">FIN_SI</text:span><text:span text:style-name="T18"><text:tab/></text:span></text:p>
      <text:p text:style-name="P3"><text:span text:style-name="T18"/></text:p>
      <text:p text:style-name="P3"><text:span text:style-name="T18"><text:tab/><text:tab/>div=3<text:line-break/><text:tab/><text:tab/></text:span><text:span text:style-name="T19">TANT_QUE<text:s/></text:span><text:span text:style-name="T20">(div*div &lt;= a et a MOD div &gt;0)<text:line-break/><text:tab/><text:tab/><text:tab/>div=div+2<text:line-break/><text:tab/><text:tab/></text:span><text:span text:style-name="T21">FIN TANT QUE</text:span><text:span text:style-name="T22"><text:line-break/><text:line-break/><text:tab/><text:tab/></text:span><text:span text:style-name="T23">RETOURNE<text:s/></text:span><text:span text:style-name="T24">div*div&gt;a</text:span></text:p>
      <text:p text:style-name="P4"><text:span text:style-name="T24"><text:tab/></text:span><text:span text:style-name="T25">FIN </text:span></text:p>
      <text:p text:style-name="P4"><text:span text:style-name="T26"/></text:p>
      <text:p text:style-name="P4"><text:span text:style-name="T27">VARIABLES<text:line-break/><text:tab/>REEL<text:s/></text:span><text:span text:style-name="T28">n,m</text:span></text:p>
      <text:p text:style-name="P4"><text:span text:style-name="T29">DEBUT<text:line-break/><text:tab/>ECRIRE<text:s/></text:span><text:span text:style-name="T30">("Valeur de n :")<text:line-break/><text:tab/></text:span><text:span text:style-name="T31">LIRE<text:s/></text:span><text:span text:style-name="T32">(n)<text:line-break/><text:tab/></text:span><text:span text:style-name="T33"><text:line-break/><text:tab/>ECRIRE<text:s/></text:span><text:span text:style-name="T34">("Valeur de m :")<text:line-break/><text:tab/></text:span><text:span text:style-name="T35">LIRE<text:s/></text:span><text:span text:style-name="T36">(n)<text:line-break/><text:tab/><text:line-break/><text:tab/></text:span><text:span text:style-name="T37">ECRIRE<text:s/></text:span><text:span text:style-name="T38">("Le resultat est" : + PGCD(n,m))</text:span><text:span text:style-name="T39"><text:line-break/>FIN</text:span></text:p>
      <text:p text:style-name="P4"><text:span text:style-name="T4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